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Lisu" svg:font-family="'Noto Sans Lisu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6.96cm" fo:margin-left="0cm" fo:margin-right="0.041cm" table:align="margins"/>
    </style:style>
    <style:style style:name="Tableau1.A" style:family="table-column">
      <style:table-column-properties style:column-width="5.422cm" style:rel-column-width="3074*"/>
    </style:style>
    <style:style style:name="Tableau1.B" style:family="table-column">
      <style:table-column-properties style:column-width="11.538cm" style:rel-column-width="654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969cm"/>
    </style:style>
    <style:style style:name="P1" style:family="paragraph" style:parent-style-name="Table_20_Contents">
      <style:paragraph-properties fo:text-align="start" style:justify-single-word="false"/>
      <style:text-properties style:font-name="Noto Sans Lisu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 Lisu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 Lisu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 Lis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 Lisu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 Lisu" fo:font-size="10pt" style:text-underline-style="none" fo:font-weight="normal" officeooo:paragraph-rsid="0034900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paragraph-rsid="001f414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paragraph-rsid="0022594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paragraph-rsid="0023b9f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3c4a6" officeooo:paragraph-rsid="002435a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435a3" officeooo:paragraph-rsid="002435a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6e673" officeooo:paragraph-rsid="0026e67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6e673" officeooo:paragraph-rsid="002d7d8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b513b" officeooo:paragraph-rsid="002b513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2f9bf3" officeooo:paragraph-rsid="002f9bf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officeooo:rsid="004838ab" officeooo:paragraph-rsid="004838a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 Lis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Noto Sans Lisu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oto Sans Lisu" fo:font-size="14pt" style:text-underline-style="none" fo:font-weight="normal" officeooo:rsid="0037923f" officeooo:paragraph-rsid="0037923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 Lisu" fo:font-size="14pt" style:text-underline-style="none" fo:font-weight="normal" officeooo:paragraph-rsid="0037923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 Lisu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930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f9daf"/>
    </style:style>
    <style:style style:name="T5" style:family="text">
      <style:text-properties officeooo:rsid="001d7bc8"/>
    </style:style>
    <style:style style:name="T6" style:family="text">
      <style:text-properties officeooo:rsid="001f4140"/>
    </style:style>
    <style:style style:name="T7" style:family="text">
      <style:text-properties officeooo:rsid="0020c2d0"/>
    </style:style>
    <style:style style:name="T8" style:family="text">
      <style:text-properties officeooo:rsid="0023b9f3"/>
    </style:style>
    <style:style style:name="T9" style:family="text">
      <style:text-properties officeooo:rsid="002435a3"/>
    </style:style>
    <style:style style:name="T10" style:family="text">
      <style:text-properties officeooo:rsid="0025a290"/>
    </style:style>
    <style:style style:name="T11" style:family="text">
      <style:text-properties officeooo:rsid="00285c3b"/>
    </style:style>
    <style:style style:name="T12" style:family="text">
      <style:text-properties officeooo:rsid="00299b33"/>
    </style:style>
    <style:style style:name="T13" style:family="text">
      <style:text-properties officeooo:rsid="002cc1ab"/>
    </style:style>
    <style:style style:name="T14" style:family="text">
      <style:text-properties officeooo:rsid="002efd73"/>
    </style:style>
    <style:style style:name="T15" style:family="text">
      <style:text-properties officeooo:rsid="002f1ff3"/>
    </style:style>
    <style:style style:name="T16" style:family="text">
      <style:text-properties officeooo:rsid="003059be"/>
    </style:style>
    <style:style style:name="T17" style:family="text">
      <style:text-properties officeooo:rsid="0037923f"/>
    </style:style>
    <style:style style:name="T18" style:family="text">
      <style:text-properties officeooo:rsid="0037cf94"/>
    </style:style>
    <style:style style:name="T19" style:family="text">
      <style:text-properties officeooo:rsid="0039b699"/>
    </style:style>
    <style:style style:name="T20" style:family="text">
      <style:text-properties officeooo:rsid="003ae18c"/>
    </style:style>
    <style:style style:name="T21" style:family="text">
      <style:text-properties officeooo:rsid="003db4e6"/>
    </style:style>
    <style:style style:name="T22" style:family="text">
      <style:text-properties officeooo:rsid="0040930d"/>
    </style:style>
    <style:style style:name="T23" style:family="text">
      <style:text-properties officeooo:rsid="0044628f"/>
    </style:style>
    <style:style style:name="T24" style:family="text">
      <style:text-properties officeooo:rsid="00452d93"/>
    </style:style>
    <style:style style:name="T25" style:family="text">
      <style:text-properties officeooo:rsid="00472559"/>
    </style:style>
    <style:style style:name="T26" style:family="text">
      <style:text-properties officeooo:rsid="004838ab"/>
    </style:style>
    <style:style style:name="T27" style:family="text">
      <style:text-properties officeooo:rsid="004c04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oic Beaulieu<text:tab/><text:tab/><text:tab/><text:tab/><text:tab/><text:tab/><text:tab/><text:tab/><text:span text:style-name="T18">L3 groupe 1.1</text:span></text:p>
      <text:p text:style-name="P22"><text:span text:style-name="T17">Maël Petit</text:span></text:p>
      <text:p text:style-name="P22"/>
      <text:p text:style-name="P22"/>
      <text:p text:style-name="P20">Documentation protocole <text:span text:style-name="T27">et filtres</text:span> <text:span text:style-name="T17">SYR 2</text:span></text:p>
      <text:p text:style-name="P20"/>
      <text:p text:style-name="P17">Une requète entre <text:span text:style-name="T16">le serveur et le client à cette forme :</text:span></text:p>
      <text:p text:style-name="P2"/>
      <text:p text:style-name="P2">typedef struct <text:span text:style-name="T1">req</text:span> {</text:p>
      <text:p text:style-name="P2"><text:tab/>int <text:span text:style-name="T1">typeReq</text:span>;</text:p>
      <text:p text:style-name="P2"><text:tab/>int <text:span text:style-name="T1">id</text:span>;</text:p>
      <text:p text:style-name="P2"><text:tab/>int <text:span text:style-name="T1">tailleData</text:span>;</text:p>
      <text:p text:style-name="P2"><text:tab/>char <text:span text:style-name="T1">data</text:span>[R_tailleMaxData];</text:p>
      <text:p text:style-name="P2">} requete;</text:p>
      <text:p text:style-name="P3"><text:span text:style-name="T1">typeReq</text:span> : définit le type de requête (ex : demande de connexion, envoi fichier son …).</text:p>
      <text:p text:style-name="P3"><text:span text:style-name="T1">id</text:span> : identifiant d'un client permettant au serveur de distinguer les clients. Si c'est un client sans id attribué ou le serveur qui effectue la <text:span text:style-name="T21">requête</text:span>, id doit être égal à <text:span text:style-name="T3">R_idNull.</text:span></text:p>
      <text:p text:style-name="P3"><text:span text:style-name="T1">tailleData</text:span> : indique la taille du buffer de donnée.</text:p>
      <text:p text:style-name="P3"><text:span text:style-name="T1">data</text:span> : correspond aux données qui seront envoyées (ex : <text:span text:style-name="T19">une partie du</text:span> fichier <text:span text:style-name="T20">audio envoyer </text:span>par le serveur au client).</text:p>
      <text:p text:style-name="P3"/>
      <text:p text:style-name="P4">Types de requètes <text:span text:style-name="T21">et leurs roles</text:span>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_demandeCo</text:p>
          </table:table-cell>
          <table:table-cell table:style-name="Tableau1.B1" office:value-type="string">
            <text:p text:style-name="P7">Demande au serveur si le client peut se connecter et recevoir un identifiant. Envoyée par le client</text:p>
            <text:p text:style-name="P3"><text:tab/><text:span text:style-name="T1">id</text:span> non utile</text:p>
            <text:p text:style-name="P3"><text:tab/><text:span text:style-name="T1">data </text:span>non utile</text:p>
            <text:p text:style-name="P3">Réponse attendue :</text:p>
            <text:p text:style-name="P3"><text:tab/>R_okDemandeCo</text:p>
            <text:p text:style-name="P3"><text:tab/>R_serverPlein</text:p>
          </table:table-cell>
        </table:table-row>
        <table:table-row>
          <table:table-cell table:style-name="Tableau1.A2" office:value-type="string">
            <text:p text:style-name="P3">R_okDemandeCo</text:p>
          </table:table-cell>
          <table:table-cell table:style-name="Tableau1.B2" office:value-type="string">
            <text:p text:style-name="P3">Requête envoyée par le serveur pour confirmer que le client peut se connecter. Envoyée par le serveur</text:p>
            <text:p text:style-name="P3"><text:tab/><text:span text:style-name="T1">id</text:span> non utile</text:p>
            <text:p text:style-name="P3"><text:tab/><text:span text:style-name="T1">data </text:span><text:span text:style-name="T22">obligatoire</text:span><text:span text:style-name="T2">, </text:span>contient l'id attribué au client</text:p>
            <text:p text:style-name="P3">Réponse attendue :</text:p>
            <text:p text:style-name="P3"><text:tab/>Aucune</text:p>
          </table:table-cell>
        </table:table-row>
        <table:table-row table:style-name="Tableau1.3">
          <table:table-cell table:style-name="Tableau1.A2" office:value-type="string">
            <text:p text:style-name="P3">R_fermerCo</text:p>
          </table:table-cell>
          <table:table-cell table:style-name="Tableau1.B2" office:value-type="string">
            <text:p text:style-name="P1">Le client informe le serveur qu'il ferme la connexion . Envoyée par le client</text:p>
            <text:p text:style-name="P3"><text:tab/><text:span text:style-name="T1">id</text:span> obligatoire</text:p>
            <text:p text:style-name="P3"><text:tab/><text:span text:style-name="T1">data </text:span>non utile</text:p>
            <text:p text:style-name="P3">Réponse attendue :</text:p>
            <text:p text:style-name="P3"><text:tab/>R_okFermerCo</text:p>
            <text:p text:style-name="P3"><text:tab/>R_idInexistant</text:p>
          </table:table-cell>
        </table:table-row>
        <table:table-row>
          <table:table-cell table:style-name="Tableau1.A2" office:value-type="string">
            <text:p text:style-name="P3">R_okFermerCo</text:p>
          </table:table-cell>
          <table:table-cell table:style-name="Tableau1.B2" office:value-type="string">
            <text:p text:style-name="P1">Le serveur prévient le client qu'il a bien reçu sa requête de fermeture de connexion. Envoyée par le serveur</text:p>
            <text:p text:style-name="P3"><text:tab/><text:span text:style-name="T1">id</text:span> <text:s/>non utile</text:p>
            <text:p text:style-name="P3"><text:tab/><text:span text:style-name="T1">data </text:span>non utile</text:p>
            <text:p text:style-name="P3">Réponse attendue 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demanderFicherAudio</text:p>
          </table:table-cell>
          <table:table-cell table:style-name="Tableau1.B2" office:value-type="string">
            <text:p text:style-name="P1">Demande au serveur de commencer à lire un fichier. Envoyée par le client</text:p>
            <text:p text:style-name="P3"><text:tab/><text:span text:style-name="T1">id</text:span> obligatoire</text:p>
            <text:p text:style-name="P3"><text:tab/><text:span text:style-name="T1">data </text:span>obligatoire, contient le nom du fichier à ouvrir</text:p>
            <text:p text:style-name="P3">Réponse attendue :</text:p>
            <text:p text:style-name="P3"><text:tab/>R_okDemanderFichierAudio</text:p>
            <text:p text:style-name="P3"><text:tab/>R_fichierAudioNonTrouver</text:p>
            <text:p text:style-name="P3"><text:tab/>R_idInexistant</text:p>
          </table:table-cell>
        </table:table-row>
        <text:soft-page-break/>
        <table:table-row>
          <table:table-cell table:style-name="Tableau1.A2" office:value-type="string">
            <text:p text:style-name="P3">R_okDemanderFichierAudio</text:p>
          </table:table-cell>
          <table:table-cell table:style-name="Tableau1.B2" office:value-type="string">
            <text:p text:style-name="P1">Réponse du serveur si le fichier demandé a été trouvé. Envoyée par le serveur</text:p>
            <text:p text:style-name="P3"><text:tab/><text:span text:style-name="T1">id</text:span> non utile</text:p>
            <text:p text:style-name="P3"><text:tab/><text:span text:style-name="T1">data </text:span>obligatoire, contient des informations sur le fichier son : fréquence, taille, mono ou stéréo </text:p>
            <text:p text:style-name="P3">Réponse attendue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fichierAudioNonTrouver</text:p>
          </table:table-cell>
          <table:table-cell table:style-name="Tableau1.B2" office:value-type="string">
            <text:p text:style-name="P1">Réponse du serveur si le fichier demandé n'a pas été trouvé ou n'est pas un fichier son. Envoyée par le serveur</text:p>
            <text:p text:style-name="P3"><text:tab/><text:span text:style-name="T1">id</text:span> non utile</text:p>
            <text:p text:style-name="P3"><text:tab/><text:span text:style-name="T1">data </text:span>non utile</text:p>
            <text:p text:style-name="P3">Réponse attendue 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demandePartieSuivanteFichier</text:p>
          </table:table-cell>
          <table:table-cell table:style-name="Tableau1.B2" office:value-type="string">
            <text:p text:style-name="P1">Le client demande au serveur de lui envoyer la suite du fichier</text:p>
            <text:p text:style-name="P3">La partie data doit contenir le numéro du bloc de fichier permettant ainsi de vérifier si il y a eu une perte de paquet lors de la transmission. Si le serveur a le même numéro que celui envoyé par le serveur c'est qu'il y a eu une perte lors de l'envoi serveur → client. Si le serveur a pour numéro, <text:span text:style-name="T23">(</text:span>numéro_client - 1<text:span text:style-name="T23">)</text:span>, tout s'est bien passé et le serveur envoie la suite du fichier. Envoyée par le client</text:p>
            <text:p text:style-name="P3"><text:tab/><text:span text:style-name="T1">id</text:span> obligatoire</text:p>
            <text:p text:style-name="P3"><text:tab/><text:span text:style-name="T1">data </text:span>obligatoire</text:p>
            <text:p text:style-name="P3">Réponse attendue :</text:p>
            <text:p text:style-name="P3"><text:tab/>R_okPartieSuivanteFichier</text:p>
            <text:p text:style-name="P3"><text:tab/>R_finFichier</text:p>
            <text:p text:style-name="P3"><text:tab/>R_fichierAudioNonTrouver</text:p>
            <text:p text:style-name="P3"><text:tab/>R_idInexistant</text:p>
          </table:table-cell>
        </table:table-row>
        <table:table-row>
          <table:table-cell table:style-name="Tableau1.A2" office:value-type="string">
            <text:p text:style-name="P3"><text:s/>R_okPartieSuivanteFichier</text:p>
          </table:table-cell>
          <table:table-cell table:style-name="Tableau1.B2" office:value-type="string">
            <text:p text:style-name="P1">Le serveur confirme qu'il a bien reçu la demande de lecture du fichier. Envoyée par le serveur</text:p>
            <text:p text:style-name="P3"><text:tab/><text:span text:style-name="T1">id</text:span> non utile</text:p>
            <text:p text:style-name="P3"><text:tab/><text:span text:style-name="T1">data </text:span>obligatoire, contient une partie du fichier demandé</text:p>
            <text:p text:style-name="P3">Réponse attendue 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finFichier</text:p>
          </table:table-cell>
          <table:table-cell table:style-name="Tableau1.B2" office:value-type="string">
            <text:p text:style-name="P1">Indique au client que le serveur à envoyer tout le fichier. Envoyée par le serveur</text:p>
            <text:p text:style-name="P3"><text:tab/><text:span text:style-name="T1">id</text:span> non utile</text:p>
            <text:p text:style-name="P3"><text:tab/><text:span text:style-name="T1">data </text:span>non utile</text:p>
            <text:p text:style-name="P3">Réponse attendue 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serverPlein</text:p>
          </table:table-cell>
          <table:table-cell table:style-name="Tableau1.B2" office:value-type="string">
            <text:p text:style-name="P1">Requête qu'envoie le serveur pour prévenir le client qu'il n'y a plus de place. Envoyée par le serveur</text:p>
            <text:p text:style-name="P3"><text:tab/><text:span text:style-name="T1">id</text:span> non utile</text:p>
            <text:p text:style-name="P3"><text:tab/><text:span text:style-name="T1">data </text:span>non utile</text:p>
            <text:p text:style-name="P3">Réponse attendue :</text:p>
            <text:p text:style-name="P3"><text:tab/>Aucune</text:p>
          </table:table-cell>
        </table:table-row>
        <table:table-row>
          <table:table-cell table:style-name="Tableau1.A2" office:value-type="string">
            <text:p text:style-name="P3">R_idInexistant</text:p>
          </table:table-cell>
          <table:table-cell table:style-name="Tableau1.B2" office:value-type="string">
            <text:p text:style-name="P3">Requête qu'envoie le serveur si il reçoit un id qui n'est pas définit. Envoyer par le serveur</text:p>
            <text:p text:style-name="P3"><text:tab/><text:span text:style-name="T1">id</text:span> non utile</text:p>
            <text:p text:style-name="P3"><text:tab/><text:span text:style-name="T1">data </text:span>non utile</text:p>
            <text:p text:style-name="P3">Réponse attendue :</text:p>
            <text:p text:style-name="P3"><text:tab/>Aucun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iltres :</text:p>
      <text:p text:style-name="P5"><text:tab/></text:p>
      <text:p text:style-name="P5"><text:span text:style-name="T6">Filtre sur la m</text:span>odification du volume d'écoute</text:p>
      <text:p text:style-name="P9"><text:tab/>-vol suivi d'un entier <text:span text:style-name="T5">modifie le volume gauche et droite</text:span></text:p>
      <text:p text:style-name="P5"><text:tab/>-gauche suivi d'un entier modifie le volume gauche.</text:p>
      <text:p text:style-name="P9"><text:tab/>-droite suivi d'un entier modifie le volume droit.</text:p>
      <text:p text:style-name="P5">Par défaut, le volume est à 100%. <text:span text:style-name="T7">Si le son est en mono, alors le volume sera la moyenne du coté gauche et droite</text:span></text:p>
      <text:p text:style-name="P5"/>
      <text:p text:style-name="P5">Modification de la vitesse de lecture</text:p>
      <text:p text:style-name="P10"><text:tab/>-vit suivi d'un entier, par défaut la vitesse est à 100%</text:p>
      <text:p text:style-name="P5"/>
      <text:p text:style-name="P5">Lecture en mode mono</text:p>
      <text:p text:style-name="P5"><text:tab/>-mono force à jouer la musique en mono</text:p>
      <text:p text:style-name="P5"/>
      <text:p text:style-name="P5">Lecture avec écho</text:p>
      <text:p text:style-name="P11"><text:tab/>-echo permet d'ajouter de l’écho au fichier audio <text:span text:style-name="T8">avec un décalage de 0.5 seconde, et une baisse de son de 25 %</text:span></text:p>
      <text:p text:style-name="P11"/>
      <text:p text:style-name="P5">Lecture inverse/symétrique</text:p>
      <text:p text:style-name="P5"><text:tab/>-inv va inverser le coté gauche et droite si le son est en stéréo </text:p>
      <text:p text:style-name="P5"/>
      <text:p text:style-name="P12">Il est possible de lancé plusieurs filtre en même temps, <text:span text:style-name="T9">par exemple pour mettre de l'echo et baissé le volume du coté gauche de moitié :</text:span></text:p>
      <text:p text:style-name="P13"/>
      <text:p text:style-name="P13">padsp bin/audioclient ip fichier -<text:span text:style-name="T10">echo -gauche 50</text:span></text:p>
      <text:p text:style-name="P13"/>
      <text:p text:style-name="P14">L'ordre des argument n'a pas d'importance dans ce cas, en revanche dans les cas ou <text:span text:style-name="T14">c</text:span>ertain <text:span text:style-name="T26">paramètre</text:span> rentre en conflit, c'est le dernier <text:span text:style-name="T15">argument </text:span>qui est <text:span text:style-name="T24">prioritaire</text:span>. <text:span text:style-name="T11">Exemple :</text:span></text:p>
      <text:p text:style-name="P14"/>
      <text:p text:style-name="P15"><text:span text:style-name="T9">padsp bin/audioclient ip fichier</text:span> -<text:span text:style-name="T12">vol 150 -gauche 25 -gauche 10</text:span></text:p>
      <text:p text:style-name="P16"/>
      <text:p text:style-name="P16">cela aura pour effet de mettre le volum<text:span text:style-name="T13">e</text:span> de droite à 150 % et le volume gauche <text:span text:style-name="T13">à 10 %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Lisu" svg:font-family="'Noto Sans Lisu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ic Istic</meta:initial-creator>
    <meta:creation-date>2016-03-30T10:29:38</meta:creation-date>
    <dc:date>2016-04-08T15:04:54.513820642</dc:date>
    <meta:editing-duration>PT50M28S</meta:editing-duration>
    <meta:editing-cycles>57</meta:editing-cycles>
    <meta:generator>LibreOffice/4.2.8.2$Linux_X86_64 LibreOffice_project/420m0$Build-2</meta:generator>
    <meta:document-statistic meta:table-count="1" meta:image-count="0" meta:object-count="0" meta:page-count="3" meta:paragraph-count="115" meta:word-count="779" meta:character-count="4634" meta:non-whitespace-character-count="3903"/>
  </office:meta>
</office:document-meta>
</file>